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d17e" officeooo:paragraph-rsid="0016d17e"/>
    </style:style>
    <style:style style:name="P2" style:family="paragraph" style:parent-style-name="Standard">
      <style:text-properties officeooo:paragraph-rsid="0016d17e"/>
    </style:style>
    <style:style style:name="P3" style:family="paragraph" style:parent-style-name="Heading_20_3">
      <style:text-properties officeooo:paragraph-rsid="00221dd6"/>
    </style:style>
    <style:style style:name="P4" style:family="paragraph" style:parent-style-name="Standard">
      <style:text-properties officeooo:rsid="00173e5f" officeooo:paragraph-rsid="00173e5f"/>
    </style:style>
    <style:style style:name="P5" style:family="paragraph" style:parent-style-name="Standard">
      <style:text-properties officeooo:rsid="0017bcaa" officeooo:paragraph-rsid="00221dd6"/>
    </style:style>
    <style:style style:name="P6" style:family="paragraph" style:parent-style-name="Standard">
      <style:text-properties officeooo:rsid="0024abe3" officeooo:paragraph-rsid="00221dd6"/>
    </style:style>
    <style:style style:name="P7" style:family="paragraph" style:parent-style-name="Standard">
      <style:text-properties officeooo:paragraph-rsid="00221dd6"/>
    </style:style>
    <style:style style:name="P8" style:family="paragraph" style:parent-style-name="Standard">
      <style:text-properties style:text-underline-style="solid" style:text-underline-width="auto" style:text-underline-color="font-color" officeooo:rsid="0017bcaa" officeooo:paragraph-rsid="00221dd6"/>
    </style:style>
    <style:style style:name="P9" style:family="paragraph" style:parent-style-name="Text_20_body">
      <style:text-properties officeooo:rsid="0024abe3" officeooo:paragraph-rsid="00221dd6"/>
    </style:style>
    <style:style style:name="P10" style:family="paragraph" style:parent-style-name="Text_20_body" style:list-style-name="L1">
      <style:text-properties officeooo:paragraph-rsid="00221dd6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officeooo:paragraph-rsid="00221dd6"/>
    </style:style>
    <style:style style:name="P12" style:family="paragraph" style:parent-style-name="Text_20_body">
      <style:text-properties officeooo:paragraph-rsid="00221dd6"/>
    </style:style>
    <style:style style:name="T1" style:family="text">
      <style:text-properties officeooo:rsid="0016d17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abras claves</text:p>
      <text:p text:style-name="P1"/>
      <text:p text:style-name="P2"><text:span text:style-name="T1">- </text:span>Un <text:span text:style-name="Strong_20_Emphasis">entorno virtual</text:span> en Python es una herramienta que te permite crear un ambiente aislado para tus proyectos de Python. Dentro de este ambiente, puedes instalar paquetes y dependencias específicas sin afectar otros proyectos o la instalación global de Python en tu sistema. Esto es útil para evitar conflictos de versiones de paquetes o dependencias entre diferentes proyectos.</text:p>
      <text:p text:style-name="P2"/>
      <text:p text:style-name="P4">Numpy</text:p>
      <text:p text:style-name="P7">VPython es una librería en Python que permite crear simulaciones y visualizaciones en 3D. Es especialmente útil para representar gráficos en 3D en campos como la física, la química y la ingeniería. La instalación y uso de VPython puede hacer que la creación de modelos interactivos y gráficos sea mucho más accesible y eficiente. <text:s/></text:p>
      <text:p text:style-name="P7"/>
      <text:p text:style-name="P6">Descripcion de diferentes conceptos</text:p>
      <text:p text:style-name="P6"/>
      <text:p text:style-name="P9">¡Claro! Aquí tienes un resumen sobre Python, algunas de sus librerías más populares, y una breve introducción a Linux:</text:p>
      <text:h text:style-name="P3" text:outline-level="3"><text:span text:style-name="Strong_20_Emphasis">Python</text:span></text:h>
      <text:p text:style-name="P12">Python es un lenguaje de programación interpretado, de alto nivel y de propósito general. Es conocido por su sintaxis clara y legible, lo que lo hace accesible tanto para principiantes como para programadores experimentados. Python se utiliza en una amplia gama de aplicaciones, desde desarrollo web y análisis de datos hasta inteligencia artificial y automatización.</text:p>
      <text:h text:style-name="P3" text:outline-level="3"><text:span text:style-name="Strong_20_Emphasis">Librerías de Python</text:span></text:h>
      <text:list text:style-name="L1">
        <text:list-item>
          <text:p text:style-name="P10"><text:span text:style-name="Strong_20_Emphasis">NumPy</text:span></text:p>
          <text:list>
            <text:list-item>
              <text:p text:style-name="P11"><text:span text:style-name="Strong_20_Emphasis">Descripción</text:span>: NumPy es una librería fundamental para la computación científica en Python. Proporciona soporte para arreglos multidimensionales (llamados arrays) y herramientas para trabajar con ellos de manera eficiente.</text:p>
            </text:list-item>
            <text:list-item>
              <text:p text:style-name="P11"><text:span text:style-name="Strong_20_Emphasis">Características</text:span>:</text:p>
              <text:list>
                <text:list-item>
                  <text:p text:style-name="P11"><text:span text:style-name="Strong_20_Emphasis">Arrays N-dimensionales</text:span>: Ofrece un objeto <text:span text:style-name="Source_20_Text">ndarray</text:span> para almacenar datos en matrices de cualquier dimensión.</text:p>
                </text:list-item>
                <text:list-item>
                  <text:p text:style-name="P11"><text:span text:style-name="Strong_20_Emphasis">Operaciones Matemáticas</text:span>: Permite realizar operaciones matemáticas y estadísticas sobre grandes volúmenes de datos de manera rápida y eficiente.</text:p>
                </text:list-item>
                <text:list-item>
                  <text:p text:style-name="P11"><text:span text:style-name="Strong_20_Emphasis">Funcionalidades Avanzadas</text:span>: Incluye herramientas para álgebra lineal, transformadas de Fourier y generación de números aleatorios.</text:p>
                </text:list-item>
              </text:list>
            </text:list-item>
          </text:list>
        </text:list-item>
        <text:list-item>
          <text:p text:style-name="P10"><text:span text:style-name="Strong_20_Emphasis">VPython</text:span></text:p>
          <text:list>
            <text:list-item>
              <text:p text:style-name="P11"><text:span text:style-name="Strong_20_Emphasis">Descripción</text:span>: VPython es una librería que facilita la creación de simulaciones y visualizaciones 3D interactivas en Python.</text:p>
            </text:list-item>
            <text:list-item>
              <text:p text:style-name="P11"><text:span text:style-name="Strong_20_Emphasis">Características</text:span>:</text:p>
              <text:list>
                <text:list-item>
                  <text:p text:style-name="P11"><text:span text:style-name="Strong_20_Emphasis">Visualización 3D Interactiva</text:span>: Permite crear gráficos y animaciones en 3D de manera sencilla.</text:p>
                </text:list-item>
                <text:list-item>
                  <text:p text:style-name="P11"><text:span text:style-name="Strong_20_Emphasis">Modelado de Objetos</text:span>: Ofrece herramientas para modelar y animar objetos en un entorno tridimensional.</text:p>
                </text:list-item>
                <text:list-item>
                  <text:p text:style-name="P10"><text:span text:style-name="Strong_20_Emphasis">Interactividad</text:span>: Facilita la interacción con los objetos visualizados, permitiendo manipularlos de manera intuitiva.</text:p>
                </text:list-item>
              </text:list>
            </text:list-item>
          </text:list>
        </text:list-item>
      </text:list>
      <text:h text:style-name="P3" text:outline-level="3"><text:soft-page-break/><text:span text:style-name="Strong_20_Emphasis">Linux</text:span></text:h>
      <text:p text:style-name="P12">Linux es un sistema operativo de código abierto basado en Unix. Es conocido por su estabilidad, seguridad y flexibilidad. Linux se utiliza en una variedad de dispositivos, desde servidores y computadoras de escritorio hasta dispositivos embebidos y móviles.</text:p>
      <text:p text:style-name="P5"><text:tab/><text:tab/><text:tab/> Guion</text:p>
      <text:p text:style-name="P5"/>
      <text:p text:style-name="P5">lineas del codigo:::::::::::::::::::::::::::::::::::</text:p>
      <text:p text:style-name="P5"/>
      <text:p text:style-name="P5">1.) sudo apt update</text:p>
      <text:p text:style-name="P5">2.) sudo apt install python3 python3-pip</text:p>
      <text:p text:style-name="P5">3.) pip3 install vpython</text:p>
      <text:p text:style-name="P5">4.) python3</text:p>
      <text:p text:style-name="P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/text:p>
      <text:p text:style-name="P5">python3 -m venv ~/mi_entorno_vpython</text:p>
      <text:p text:style-name="P5">source ~/mi_entorno_vpython/bin/activate</text:p>
      <text:p text:style-name="P5">pip install vpython</text:p>
      <text:p text:style-name="P5">deactivate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9:28:15.104424907</meta:creation-date>
    <meta:editing-duration>PT44M15S</meta:editing-duration>
    <meta:editing-cycles>3</meta:editing-cycles>
    <meta:generator>LibreOffice/24.2.5.2$Linux_X86_64 LibreOffice_project/420$Build-2</meta:generator>
    <dc:date>2024-10-06T06:43:30.877928643</dc:date>
    <meta:document-statistic meta:table-count="0" meta:image-count="0" meta:object-count="0" meta:page-count="2" meta:paragraph-count="34" meta:word-count="415" meta:character-count="2909" meta:non-whitespace-character-count="2503"/>
  </office:meta>
</office:document-meta>
</file>